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riable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64 iter(time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r:standard_name = "timestep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:long_name = "model timestep number" ;</text:p>
          </table:table-cell>
        </table:table-row>
        <table:table-row table:style-name="ro1">
          <table:table-cell/>
          <table:table-cell office:value-type="string" calcext:value-type="string">
            <text:p>int64 time(time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me:standard_name = "tim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:long_name = "Tim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:axis = "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:units = "days since 1999-02-01 00:00:00.000000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:calendar = "noleap" ;</text:p>
          </table:table-cell>
        </table:table-row>
        <table:table-row table:style-name="ro1">
          <table:table-cell/>
          <table:table-cell office:value-type="string" calcext:value-type="string">
            <text:p>float UVEL(time, Z, 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VEL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VEL:standard_name = "U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VEL:long_name = "Zonal Component of Velocity (m/s)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VEL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VEL:mate = "V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VEL:coordinates = "PHrefC dyG rAw maskW rhoRef maskInW drF dxC iter hFacW" ;</text:p>
          </table:table-cell>
        </table:table-row>
        <table:table-row table:style-name="ro1">
          <table:table-cell/>
          <table:table-cell office:value-type="string" calcext:value-type="string">
            <text:p>float VVEL(time, Z, 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VEL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VEL:standard_name = "V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VEL:long_name = "Meridional Component of Velocity (m/s)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VEL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VEL:mate = "U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VEL:coordinates = "maskS PHrefC maskInS dyC hFacS dxG rhoRef drF iter rAs" ;</text:p>
          </table:table-cell>
        </table:table-row>
        <table:table-row table:style-name="ro1">
          <table:table-cell/>
          <table:table-cell office:value-type="string" calcext:value-type="string">
            <text:p>float WVEL(time, Zl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VEL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EL:standard_name = "W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EL:long_name = "Vertical Component of Velocity (r_units/s)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EL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VEL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ADVx_TH(time, Z, 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Vx_T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x_TH:standard_name = "ADVx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x_TH:long_name = "Zonal <text:s text:c="5"/>Advective Flux of Pot.Temperat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x_TH:units = "degC.m^3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x_TH:mate = "ADVy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x_TH:coordinates = "PHrefC dyG rAw maskW rhoRef maskInW drF dxC iter hFacW" ;</text:p>
          </table:table-cell>
        </table:table-row>
        <table:table-row table:style-name="ro1">
          <table:table-cell/>
          <table:table-cell office:value-type="string" calcext:value-type="string">
            <text:p>float ADVy_TH(time, Z, 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Vy_T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y_TH:standard_name = "ADVy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y_TH:long_name = "Meridional Advective Flux of Pot.Temperat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y_TH:units = "degC.m^3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y_TH:mate = "ADVx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y_TH:coordinates = "maskS PHrefC maskInS dyC hFacS dxG rhoRef drF iter rAs" ;</text:p>
          </table:table-cell>
        </table:table-row>
        <table:table-row table:style-name="ro1">
          <table:table-cell/>
          <table:table-cell office:value-type="string" calcext:value-type="string">
            <text:p>float ADVr_TH(time, Zl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Vr_T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r_TH:standard_name = "ADVr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r_TH:long_name = "Vertical <text:s text:c="2"/>Advective Flux of Pot.Temperat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r_TH:units = "degC.m^3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r_TH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uwind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uwind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uwind:standard_name = "EXFuwind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uwind:long_name = "zonal 10-m wind speed, &gt;0 eastward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uwind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uwind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vwind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vwind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vwind:standard_name = "EXFvwind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vwind:long_name = "meridional 10-m wind speed, &gt;0 northward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vwind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vwind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press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press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ss:standard_name = "EXFpres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ss:long_name = "atmospheric pressure field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ss:units = "N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ss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atemp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atemp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temp:standard_name = "EXFatemp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temp:long_name = "surface (2-m) air temperat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temp:units = "degK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temp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preci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preci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ci:standard_name = "EXFpreci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ci:long_name = "precipitation, &gt; 0 decreases salinit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ci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preci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swdn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swdn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swdn:standard_name = "EXFswd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swdn:long_name = "Downward shortwave radiation, &gt;0 increases thet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swdn:units = "W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swdn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lwdn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lwdn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lwdn:standard_name = "EXFlwd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lwdn:long_name = "Downward longwave radiation, &gt;0 increases thet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lwdn:units = "W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lwdn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aqh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aq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qh:standard_name = "EXFaq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qh:long_name = "surface (2-m) specific humidit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qh:units = "kg/kg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aqh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XFroff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Froff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roff:standard_name = "EXFroff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roff:long_name = "river runoff, &gt; 0 decreases salinit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roff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Froff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ETAN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AN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AN:standard_name = "ETA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AN:long_name = "Surface Height Anomal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AN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AN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HIfwFlx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fwFlx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fwFlx:standard_name = "SHIfwFlx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fwFlx:long_name = "Ice shelf fresh water flux (positive upward)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fwFlx:units = "kg/m^2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fwFlx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Iarea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area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area:standard_name = "SIare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area:long_name = "SEAICE fractional ice-covered area [0 to 1]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area:units = "m^2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area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Iheff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heff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eff:standard_name = "SIheff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eff:long_name = "SEAICE effective ice thicknes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eff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eff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Ihsnow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hsnow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snow:standard_name = "SIhsnow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snow:long_name = "SEAICE effective snow thicknes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snow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hsnow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Iuice(time, 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uice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uice:standard_name = "SIui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uice:long_name = "SEAICE zonal ice velocity, &gt;0 from West to Eas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uice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uice:mate = "SIvi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uice:coordinates = "dyG rAw maskInW dxC iter" ;</text:p>
          </table:table-cell>
        </table:table-row>
        <table:table-row table:style-name="ro1">
          <table:table-cell/>
          <table:table-cell office:value-type="string" calcext:value-type="string">
            <text:p>float SIvice(time, 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vice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vice:standard_name = "SIvi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vice:long_name = "SEAICE merid. ice velocity, &gt;0 from South to Nor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vice:units = "m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vice:mate = "SIui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vice:coordinates = "maskInS dxG iter dyC rAs" ;</text:p>
          </table:table-cell>
        </table:table-row>
        <table:table-row table:style-name="ro1">
          <table:table-cell/>
          <table:table-cell office:value-type="string" calcext:value-type="string">
            <text:p>float oceQnet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eQnet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net:standard_name = "oceQne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net:long_name = "net surface heat flux into the ocean (+=down), &gt;0 increases thet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net:units = "W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net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oceFWflx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eFWflx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FWflx:standard_name = "oceFWflx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FWflx:long_name = "net surface Fresh-Water flux into the ocean (+=down), &gt;0 decreases salinit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FWflx:units = "kg/m^2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FWflx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oceTAUX(time, 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eTAUX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X:standard_name = "oceTAUX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X:long_name = "zonal surface wind stress, &gt;0 increases u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X:units = "N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X:mate = "oceTAU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X:coordinates = "dyG rAw maskInW dxC iter" ;</text:p>
          </table:table-cell>
        </table:table-row>
        <table:table-row table:style-name="ro1">
          <table:table-cell/>
          <table:table-cell office:value-type="string" calcext:value-type="string">
            <text:p>float oceTAUY(time, 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eTAUY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Y:standard_name = "oceTAU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Y:long_name = "meridional surf. wind stress, &gt;0 increases vVel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Y:units = "N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Y:mate = "oceTAUX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TAUY:coordinates = "maskInS dxG iter dyC rAs" ;</text:p>
          </table:table-cell>
        </table:table-row>
        <table:table-row table:style-name="ro1">
          <table:table-cell/>
          <table:table-cell office:value-type="string" calcext:value-type="string">
            <text:p>float SIfwmelt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fwmelt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melt:standard_name = "SIfwmel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melt:long_name = "Ocean surface freshwater flux from sea ice melting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melt:units = "kg/m^2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melt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Ifwfrz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fwfrz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frz:standard_name = "SIfwfrz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frz:long_name = "Ocean surface freshwater flux from sea ice freezing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frz:units = "kg/m^2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fwfrz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oceQsw(time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eQsw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sw:standard_name = "oceQsw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sw:long_name = "net Short-Wave radiation (+=down), &gt;0 increases thet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sw:units = "W/m^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eQsw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SALT(time, Z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T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T:standard_name = "SAL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T:long_name = "Salinit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T:units = "psu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T:coordinates = "PHrefC maskInC rhoRef Depth drF hFacC iter rA maskC" ;</text:p>
          </table:table-cell>
        </table:table-row>
        <table:table-row table:style-name="ro1">
          <table:table-cell/>
          <table:table-cell office:value-type="string" calcext:value-type="string">
            <text:p>float THETA(time, Z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TA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:standard_name = "THET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:long_name = "Potential Temperat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:units = "degC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TA:coordinates = "PHrefC maskInC rhoRef Depth drF hFacC iter rA maskC" ;</text:p>
          </table:table-cell>
        </table:table-row>
        <table:table-row table:style-name="ro1">
          <table:table-cell/>
          <table:table-cell office:value-type="string" calcext:value-type="string">
            <text:p>float DFrI_TH(time, Zl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FrI_T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rI_TH:standard_name = "DFrI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rI_TH:long_name = "Vertical Diffusive Flux of Pot.Temperature (Implicit part)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rI_TH:units = "degC.m^3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rI_TH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KPPg_TH(time, Zl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PPg_T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PPg_TH:standard_name = "KPPg_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PPg_TH:long_name = "KPP non-local Flux of Pot.Temperat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PPg_TH:units = "degC.m^3/s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PPg_TH:coordinates = "maskInC rA Depth iter" ;</text:p>
          </table:table-cell>
        </table:table-row>
        <table:table-row table:style-name="ro1">
          <table:table-cell/>
          <table:table-cell office:value-type="string" calcext:value-type="string">
            <text:p>float XC(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C:standard_name = "longitud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C:long_name = "longitud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C:units = "degrees_eas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C:coordinate = "YC XC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C:axis = "X" ;</text:p>
          </table:table-cell>
        </table:table-row>
        <table:table-row table:style-name="ro1">
          <table:table-cell/>
          <table:table-cell office:value-type="string" calcext:value-type="string">
            <text:p>float YC(Y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C:standard_name = "latitud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C:long_name = "latitud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C:units = "degrees_nor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C:coordinate = "YC XC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C:axis = "Y" ;</text:p>
          </table:table-cell>
        </table:table-row>
        <table:table-row table:style-name="ro1">
          <table:table-cell/>
          <table:table-cell office:value-type="string" calcext:value-type="string">
            <text:p>float XG(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G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G:standard_name = "longitude_at_f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G:long_name = "longitud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G:units = "degrees_east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G:coordinate = "YG XG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G:axis = "X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G:c_grid_axis_shift = -0.5 ;</text:p>
          </table:table-cell>
        </table:table-row>
        <table:table-row table:style-name="ro1">
          <table:table-cell/>
          <table:table-cell office:value-type="string" calcext:value-type="string">
            <text:p>float YG(Y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G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G:standard_name = "latitude_at_f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G:long_name = "latitud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G:units = "degrees_nor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G:coordinate = "YG XG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G:axis = "Y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G:c_grid_axis_shift = -0.5 ;</text:p>
          </table:table-cell>
        </table:table-row>
        <table:table-row table:style-name="ro1">
          <table:table-cell/>
          <table:table-cell office:value-type="string" calcext:value-type="string">
            <text:p>float Z(Z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:standard_name = "dep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:long_name = "vertical coordinate of cell center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:positive = "dow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:axis = "Z" ;</text:p>
          </table:table-cell>
        </table:table-row>
        <table:table-row table:style-name="ro1">
          <table:table-cell/>
          <table:table-cell office:value-type="string" calcext:value-type="string">
            <text:p>float Zp1(Zp1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p1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p1:standard_name = "depth_at_w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p1:long_name = "vertical coordinate of cell interfa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p1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p1:positive = "dow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p1:axis = "Z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p1:c_grid_axis_shift = -0.5, 0.5 ;</text:p>
          </table:table-cell>
        </table:table-row>
        <table:table-row table:style-name="ro1">
          <table:table-cell/>
          <table:table-cell office:value-type="string" calcext:value-type="string">
            <text:p>float Zu(Zu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u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:standard_name = "depth_at_upper_w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:long_name = "vertical coordinate of upper cell interfa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:positive = "dow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:axis = "Z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:c_grid_axis_shift = 0.5 ;</text:p>
          </table:table-cell>
        </table:table-row>
        <table:table-row table:style-name="ro1">
          <table:table-cell/>
          <table:table-cell office:value-type="string" calcext:value-type="string">
            <text:p>float Zl(Zl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l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:standard_name = "depth_at_lower_w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:long_name = "vertical coordinate of lower cell interfa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:positive = "dow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:axis = "Z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:c_grid_axis_shift = -0.5 ;</text:p>
          </table:table-cell>
        </table:table-row>
        <table:table-row table:style-name="ro1">
          <table:table-cell/>
          <table:table-cell office:value-type="string" calcext:value-type="string">
            <text:p>float rA(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:standard_name = "cell_are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:long_name = "cell are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:units = "m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:coordinate = "YC XC" ;</text:p>
          </table:table-cell>
        </table:table-row>
        <table:table-row table:style-name="ro1">
          <table:table-cell/>
          <table:table-cell office:value-type="string" calcext:value-type="string">
            <text:p>float dxG(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xG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G:standard_name = "cell_x_size_at_v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G:long_name = "cell x 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G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G:coordinate = "YG XC" ;</text:p>
          </table:table-cell>
        </table:table-row>
        <table:table-row table:style-name="ro1">
          <table:table-cell/>
          <table:table-cell office:value-type="string" calcext:value-type="string">
            <text:p>float dyG(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yG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G:standard_name = "cell_y_size_at_u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G:long_name = "cell y 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G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G:coordinate = "YC XG" ;</text:p>
          </table:table-cell>
        </table:table-row>
        <table:table-row table:style-name="ro1">
          <table:table-cell/>
          <table:table-cell office:value-type="string" calcext:value-type="string">
            <text:p>float Depth(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pth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:standard_name = "ocean_dep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:long_name = "ocean depth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:coordinate = "XC YC" ;</text:p>
          </table:table-cell>
        </table:table-row>
        <table:table-row table:style-name="ro1">
          <table:table-cell/>
          <table:table-cell office:value-type="string" calcext:value-type="string">
            <text:p>float rAz(YG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z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z:standard_name = "cell_area_at_f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z:long_name = "cell are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z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z:coordinate = "YG XG" ;</text:p>
          </table:table-cell>
        </table:table-row>
        <table:table-row table:style-name="ro1">
          <table:table-cell/>
          <table:table-cell office:value-type="string" calcext:value-type="string">
            <text:p>float dxC(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x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C:standard_name = "cell_x_size_at_u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C:long_name = "cell x 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C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C:coordinate = "YC XG" ;</text:p>
          </table:table-cell>
        </table:table-row>
        <table:table-row table:style-name="ro1">
          <table:table-cell/>
          <table:table-cell office:value-type="string" calcext:value-type="string">
            <text:p>float dyC(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y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C:standard_name = "cell_y_size_at_v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C:long_name = "cell y 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C:units = "m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C:coordinate = "YG XC" ;</text:p>
          </table:table-cell>
        </table:table-row>
        <table:table-row table:style-name="ro1">
          <table:table-cell/>
          <table:table-cell office:value-type="string" calcext:value-type="string">
            <text:p>float rAw(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w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w:standard_name = "cell_area_at_u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w:long_name = "cell are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w:units = "m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w:coordinate = "YG XC" ;</text:p>
          </table:table-cell>
        </table:table-row>
        <table:table-row table:style-name="ro1">
          <table:table-cell/>
          <table:table-cell office:value-type="string" calcext:value-type="string">
            <text:p>float rAs(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s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s:standard_name = "cell_area_at_v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s:long_name = "cell area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s:units = "m2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s:coordinate = "YG XC" ;</text:p>
          </table:table-cell>
        </table:table-row>
        <table:table-row table:style-name="ro1">
          <table:table-cell/>
          <table:table-cell office:value-type="string" calcext:value-type="string">
            <text:p>float drC(Zp1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C:standard_name = "cell_z_size_at_w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C:long_name = "cell z 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C:units = "m" ;</text:p>
          </table:table-cell>
        </table:table-row>
        <table:table-row table:style-name="ro1">
          <table:table-cell/>
          <table:table-cell office:value-type="string" calcext:value-type="string">
            <text:p>float drF(Z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F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F:standard_name = "cell_z_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F:long_name = "cell z siz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F:units = "m" ;</text:p>
          </table:table-cell>
        </table:table-row>
        <table:table-row table:style-name="ro1">
          <table:table-cell/>
          <table:table-cell office:value-type="string" calcext:value-type="string">
            <text:p>float PHrefC(Z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ref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refC:standard_name = "cell_reference_press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refC:long_name = "Reference Hydrostatic Press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refC:units = "m2 s-2" ;</text:p>
          </table:table-cell>
        </table:table-row>
        <table:table-row table:style-name="ro1">
          <table:table-cell/>
          <table:table-cell office:value-type="string" calcext:value-type="string">
            <text:p>float PHrefF(Zp1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refF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refF:standard_name = "cell_reference_press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refF:long_name = "Reference Hydrostatic Pressur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refF:units = "m2 s-2" ;</text:p>
          </table:table-cell>
        </table:table-row>
        <table:table-row table:style-name="ro1">
          <table:table-cell/>
          <table:table-cell office:value-type="string" calcext:value-type="string">
            <text:p>float hFacC(Z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FacC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FacC:standard_name = "cell_vertical_frac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FacC:long_name = "vertical fraction of open cell" ;</text:p>
          </table:table-cell>
        </table:table-row>
        <table:table-row table:style-name="ro1">
          <table:table-cell/>
          <table:table-cell office:value-type="string" calcext:value-type="string">
            <text:p>float hFacW(Z, 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FacW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FacW:standard_name = "cell_vertical_fraction_at_u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FacW:long_name = "vertical fraction of open cell" ;</text:p>
          </table:table-cell>
        </table:table-row>
        <table:table-row table:style-name="ro1">
          <table:table-cell/>
          <table:table-cell office:value-type="string" calcext:value-type="string">
            <text:p>float hFacS(Z, 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FacS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FacS:standard_name = "cell_vertical_fraction_at_v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FacS:long_name = "vertical fraction of open cell" ;</text:p>
          </table:table-cell>
        </table:table-row>
        <table:table-row table:style-name="ro1">
          <table:table-cell/>
          <table:table-cell office:value-type="string" calcext:value-type="string">
            <text:p>byte maskC(Z, 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kC:standard_name = "sea_binary_mask_at_t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C:long_name = "mask denoting wet point at center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C:dtype = "bool" ;</text:p>
          </table:table-cell>
        </table:table-row>
        <table:table-row table:style-name="ro1">
          <table:table-cell/>
          <table:table-cell office:value-type="string" calcext:value-type="string">
            <text:p>byte maskW(Z, 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kW:standard_name = "cell_vertical_fraction_at_u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W:long_name = "mask denoting wet point at interfa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W:dtype = "bool" ;</text:p>
          </table:table-cell>
        </table:table-row>
        <table:table-row table:style-name="ro1">
          <table:table-cell/>
          <table:table-cell office:value-type="string" calcext:value-type="string">
            <text:p>byte maskS(Z, 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kS:standard_name = "cell_vertical_fraction_at_v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S:long_name = "mask denoting wet point at interfac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S:dtype = "bool" ;</text:p>
          </table:table-cell>
        </table:table-row>
        <table:table-row table:style-name="ro1">
          <table:table-cell/>
          <table:table-cell office:value-type="string" calcext:value-type="string">
            <text:p>byte maskInC(YC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kInC:standard_name = "interior_2d_mask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C:long_name = "OBCS 2D interior mask at tracer location, zero beyond OB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C:units = "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C:dtype = "bool" ;</text:p>
          </table:table-cell>
        </table:table-row>
        <table:table-row table:style-name="ro1">
          <table:table-cell/>
          <table:table-cell office:value-type="string" calcext:value-type="string">
            <text:p>byte maskInS(YG, XC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kInS:standard_name = "interior_2d_mask_at_v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S:long_name = "OBCS 2D interior mask at v location, zero on &amp; beyond OB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S:units = "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S:dtype = "bool" ;</text:p>
          </table:table-cell>
        </table:table-row>
        <table:table-row table:style-name="ro1">
          <table:table-cell/>
          <table:table-cell office:value-type="string" calcext:value-type="string">
            <text:p>byte maskInW(YC, XG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kInW:standard_name = "interior_2d_mask_at_u_location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W:long_name = "OBCS 2D interior mask at u location, zero on &amp; beyond OB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W:units = "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kInW:dtype = "bool" ;</text:p>
          </table:table-cell>
        </table:table-row>
        <table:table-row table:style-name="ro1">
          <table:table-cell/>
          <table:table-cell office:value-type="string" calcext:value-type="string">
            <text:p>float rhoRef(Z) 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hoRef:_FillValue = NaNf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Ref:standard_name = "reference_density_profil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Ref:long_name = "1D, vertical reference density profile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Ref:coordinate = "Z" 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Ref:units = "kg m-3" 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44:49.795831129</meta:creation-date>
    <dc:date>2022-10-24T13:45:47.938306142</dc:date>
    <meta:editing-duration>PT58S</meta:editing-duration>
    <meta:editing-cycles>1</meta:editing-cycles>
    <meta:document-statistic meta:table-count="1" meta:cell-count="396" meta:object-count="0"/>
    <meta:generator>LibreOffice/7.3.6.2$Linux_X86_64 LibreOffice_project/30$Build-2</meta:generator>
  </office:meta>
</office:document-meta>
</file>